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02cb93" officeooo:paragraph-rsid="0002cb93" style:font-weight-asian="bold" style:font-weight-complex="bold"/>
    </style:style>
    <style:style style:name="P2" style:family="paragraph" style:parent-style-name="Standard" style:list-style-name="L1">
      <style:text-properties fo:font-weight="bold" officeooo:rsid="00040a63" officeooo:paragraph-rsid="000568aa" style:font-weight-asian="bold" style:font-weight-complex="bold"/>
    </style:style>
    <style:style style:name="P3" style:family="paragraph" style:parent-style-name="Standard">
      <style:text-properties fo:font-weight="bold" officeooo:rsid="00040a63" officeooo:paragraph-rsid="000568aa" style:font-weight-asian="bold" style:font-weight-complex="bold"/>
    </style:style>
    <style:style style:name="P4" style:family="paragraph" style:parent-style-name="Standard" style:list-style-name="L1">
      <style:text-properties fo:font-weight="bold" officeooo:rsid="00058682" officeooo:paragraph-rsid="00058682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01ed1e" officeooo:paragraph-rsid="0001ed1e" style:font-weight-asian="bold" style:font-weight-complex="bold"/>
    </style:style>
    <style:style style:name="P6" style:family="paragraph" style:parent-style-name="Standard" style:list-style-name="L1">
      <style:text-properties fo:language="pt" fo:country="PT" fo:font-weight="bold" officeooo:rsid="0002186b" officeooo:paragraph-rsid="0002186b" style:font-weight-asian="bold" style:font-weight-complex="bold"/>
    </style:style>
    <style:style style:name="P7" style:family="paragraph" style:parent-style-name="Standard">
      <style:text-properties fo:language="pt" fo:country="PT" fo:font-weight="normal" officeooo:rsid="0001ed1e" officeooo:paragraph-rsid="0001ed1e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02186b" officeooo:paragraph-rsid="0002186b" style:font-weight-asian="normal" style:font-weight-complex="normal"/>
    </style:style>
    <style:style style:name="P9" style:family="paragraph" style:parent-style-name="Standard" style:list-style-name="L1">
      <style:text-properties fo:language="pt" fo:country="PT" fo:font-weight="normal" officeooo:rsid="0002186b" officeooo:paragraph-rsid="0002186b" style:font-weight-asian="normal" style:font-weight-complex="normal"/>
    </style:style>
    <style:style style:name="P10" style:family="paragraph" style:parent-style-name="Standard" style:list-style-name="L1">
      <style:text-properties officeooo:paragraph-rsid="0002186b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normal" style:font-weight-asian="normal" style:font-weight-complex="normal"/>
    </style:style>
    <style:style style:name="T3" style:family="text">
      <style:text-properties fo:language="pt" fo:country="PT" fo:font-weight="normal" officeooo:rsid="0002186b" style:font-weight-asian="normal" style:font-weight-complex="normal"/>
    </style:style>
    <style:style style:name="T4" style:family="text">
      <style:text-properties fo:language="pt" fo:country="PT" fo:font-weight="normal" officeooo:rsid="0002cb93" style:font-weight-asian="normal" style:font-weight-complex="normal"/>
    </style:style>
    <style:style style:name="T5" style:family="text">
      <style:text-properties fo:language="pt" fo:country="PT" fo:font-weight="normal" officeooo:rsid="00040a63" style:font-weight-asian="normal" style:font-weight-complex="normal"/>
    </style:style>
    <style:style style:name="T6" style:family="text">
      <style:text-properties fo:language="pt" fo:country="PT" fo:font-weight="normal" officeooo:rsid="000568aa" style:font-weight-asian="normal" style:font-weight-complex="normal"/>
    </style:style>
    <style:style style:name="T7" style:family="text">
      <style:text-properties fo:language="pt" fo:country="PT" fo:font-weight="normal" officeooo:rsid="00058682" style:font-weight-asian="normal" style:font-weight-complex="normal"/>
    </style:style>
    <style:style style:name="T8" style:family="text">
      <style:text-properties fo:language="pt" fo:country="PT" fo:font-weight="bold" officeooo:rsid="0002186b" style:font-weight-asian="bold" style:font-weight-complex="bold"/>
    </style:style>
    <style:style style:name="T9" style:family="text">
      <style:text-properties fo:language="pt" fo:country="PT" officeooo:rsid="000568aa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itérios de seleção das melhores rotas no BGP</text:p>
      <text:p text:style-name="P5"/>
      <text:p text:style-name="P7">Associado a cada mensagem de update que contém um ou mais prefixos de rede existem atributos BGP associados. É com base nestes atributos que o router decide qual a rota mais favorável do ponto de vista do BGP.</text:p>
      <text:p text:style-name="P7"/>
      <text:p text:style-name="P8">Atributos, faz o teste sequencialmente:</text:p>
      <text:p text:style-name="P8"/>
      <text:list xml:id="list2935561782" text:style-name="L1">
        <text:list-item>
          <text:p text:style-name="P9"><text:span text:style-name="T10">Próximo salto (Next Hop)</text:span> – dadas 2 rotas para o mesmo prefixo de rede são testados os próximos saltos. Se um deles não estiver disponível a escolha está feita</text:p>
          <text:p text:style-name="P6"/>
        </text:list-item>
        <text:list-item>
          <text:p text:style-name="P10"><text:span text:style-name="T8">Peso (Weight)</text:span><text:span text:style-name="T3"> – é local a um router. </text:span><text:span text:style-name="T4">O administrador da rede pode associar um peso a uma interface de rede. Todas as rotas aprendidas pelo BGP através dessa interface vão ser marcadas com esse peso. Em caso de empate a rota com maior peso ganhas.</text:span></text:p>
          <text:p text:style-name="P10"><text:span text:style-name="T4"/></text:p>
        </text:list-item>
        <text:list-item>
          <text:p text:style-name="P1"><text:span text:style-name="T1">Preferência local (Local Preference) </text:span><text:span text:style-name="T2">– </text:span><text:span text:style-name="T5">atributo transitivo que se propaga entre vizinho IBGP (mesmo sistema autónomo) e permite selecionar o ponto de saída do tráfego para um determinado prefixo via o router que possuir a maior preferência local.</text:span><text:span text:style-name="T2"> <text:s/></text:span><text:span text:style-name="T5">Este atributo é o ideal para coordenar routers BGP em AS’s com diversos ASBR’s.</text:span></text:p>
          <text:p text:style-name="P1"><text:span text:style-name="T5"/></text:p>
        </text:list-item>
        <text:list-item>
          <text:p text:style-name="P2"><text:span text:style-name="T1">AS_PATH</text:span><text:span text:style-name="T2"> –</text:span><text:span text:style-name="T1"> </text:span><text:span text:style-name="T2"><text:s/>O conjunto de AS que é necessário cruzar para atingir um determinado prefixo. </text:span><text:span text:style-name="T6">(BGP → Path Vector Protocol). É preferida uma rota que possua um AS_PATH (ou seja, que cruze o menor nº de AS’s)</text:span></text:p>
          <text:p text:style-name="P2"><text:span text:style-name="T6"/></text:p>
        </text:list-item>
        <text:list-item>
          <text:p text:style-name="P2"><text:span text:style-name="T1"><text:s text:c="2"/></text:span><text:span text:style-name="T9">Origem (Origin) –</text:span><text:span text:style-name="T6"> </text:span><text:span text:style-name="T7">O BGP prefere as rotas com menor valor de origem, sendo que temos: IGP&lt;EGP&lt;Incomplete</text:span></text:p>
        </text:list-item>
      </text:list>
      <text:p text:style-name="P3"><text:span text:style-name="T7"/></text:p>
      <text:list xml:id="list191456195814046" text:continue-numbering="true" text:style-name="L1">
        <text:list-item>
          <text:p text:style-name="P4"><text:span text:style-name="T1">MED (Multiple Exit Discriminator) </text:span><text:span text:style-name="T2">– O BGP pode honrar um pedido externo para encaminhar tráfego para um prefixo via um peer especifico quando existir mais do que uma possibilidade de entrega de tráfego a esse AS. O menor MED tem preferência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30T19:14:55.428000000</dc:date>
    <meta:editing-duration>PT10M21S</meta:editing-duration>
    <meta:editing-cycles>1</meta:editing-cycles>
    <meta:document-statistic meta:table-count="0" meta:image-count="0" meta:object-count="0" meta:page-count="1" meta:paragraph-count="9" meta:word-count="273" meta:character-count="1585" meta:non-whitespace-character-count="1316"/>
  </office:meta>
</office:document-meta>
</file>